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4136" officeooo:paragraph-rsid="00164136"/>
    </style:style>
    <style:style style:name="P2" style:family="paragraph" style:parent-style-name="Standard">
      <style:text-properties officeooo:rsid="0017aa33" officeooo:paragraph-rsid="0017aa33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draw:frame draw:style-name="fr1" draw:name="Objeto1" text:anchor-type="paragraph" svg:x="0.58cm" svg:y="3.387cm" svg:width="4.516cm" svg:height="18.516cm" draw:z-index="0"><draw:object xlink:href="./Object 1" xlink:type="simple" xlink:show="embed" xlink:actuate="onLoad"/><draw:image xlink:href="./ObjectReplacements/Object 1" xlink:type="simple" xlink:show="embed" xlink:actuate="onLoad"/></draw:frame>Tabla de análisis de algoritmos</text:p>
      <text:p text:style-name="P1"/>
      <text:p text:style-name="P1">la solución activa es la siguiente linea :double Resultado = p.CalcularDistacia(p2);</text:p>
      <text:p text:style-name="P1">en el cual seria la función C1(N+1)+c2*N+c3(Ti*N).</text:p>
      <text:p text:style-name="P2">Por que esa linea , por que es la que se encarga de realizar lo que pide el problema , calculando los 2 punto su distanci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8T19:59:45.228000000</meta:creation-date>
    <dc:date>2018-12-18T20:08:32.421000000</dc:date>
    <meta:editing-duration>PT8M47S</meta:editing-duration>
    <meta:editing-cycles>2</meta:editing-cycles>
    <meta:generator>LibreOffice/6.1.3.2$Windows_X86_64 LibreOffice_project/86daf60bf00efa86ad547e59e09d6bb77c699acb</meta:generator>
    <meta:document-statistic meta:table-count="0" meta:image-count="0" meta:object-count="1" meta:page-count="1" meta:paragraph-count="4" meta:word-count="49" meta:character-count="288" meta:non-whitespace-character-count="24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0"/>
        <table:table-column table:style-name="co1" table:default-cell-style-name="ce12"/>
        <table:table-row table:style-name="ro1">
          <table:table-cell table:style-name="ce9" office:value-type="string" calcext:value-type="string">
            <text:p>Linea</text:p>
          </table:table-cell>
          <table:table-cell table:style-name="ce11" office:value-type="string" calcext:value-type="string">
            <text:p>Repeticiones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N+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Ti*N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8">00/00/0000</text:date>, <text:time style:data-style-name="N2" text:time-value="20:04:29.55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